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2.16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cccccc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0.915cm"/>
      <style:paragraph-properties style:writing-mode="lr-tb"/>
    </style:style>
    <style:style style:name="gr5" style:family="graphic" style:parent-style-name="standard">
      <style:graphic-properties svg:stroke-width="0.051cm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279cm" draw:marker-end="Arrow" draw:marker-end-width="0.279cm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683cm" svg:height="1.673cm" svg:x="10.16cm" svg:y="4.191cm">
          <draw:text-box>
            <text:p text:style-name="P1">DP83640 ETH-PHY</text:p>
          </draw:text-box>
        </draw:frame>
        <draw:frame draw:style-name="gr1" draw:text-style-name="P2" draw:layer="layout" svg:width="3.683cm" svg:height="1.673cm" svg:x="10.16cm" svg:y="1.651cm">
          <draw:text-box>
            <text:p text:style-name="P1">RJ45<text:line-break/>Magnetics</text:p>
          </draw:text-box>
        </draw:frame>
        <draw:frame draw:style-name="gr2" draw:text-style-name="P2" draw:layer="layout" svg:width="3.683cm" svg:height="2.413cm" svg:x="10.16cm" svg:y="6.858cm">
          <draw:text-box>
            <text:p text:style-name="P1">Trion<text:line-break/>FPGA</text:p>
          </draw:text-box>
        </draw:frame>
        <draw:frame draw:style-name="gr1" draw:text-style-name="P2" draw:layer="layout" svg:width="3.683cm" svg:height="1.673cm" svg:x="10.16cm" svg:y="10.187cm">
          <draw:text-box>
            <text:p text:style-name="P1">ULPI<text:line-break/>USB-PHY</text:p>
          </draw:text-box>
        </draw:frame>
        <draw:frame draw:style-name="gr3" draw:text-style-name="P3" draw:layer="layout" svg:width="3.683cm" svg:height="1.673cm" svg:x="10.161cm" svg:y="1.652cm">
          <draw:text-box>
            <text:p text:style-name="P1">RJ45<text:line-break/>Magnetics</text:p>
          </draw:text-box>
        </draw:frame>
        <draw:frame draw:style-name="gr3" draw:text-style-name="P3" draw:layer="layout" svg:width="3.683cm" svg:height="1.673cm" svg:x="15.748cm" svg:y="4.296cm">
          <draw:text-box>
            <text:p text:style-name="P1">PTP<text:line-break/>GPIO</text:p>
          </draw:text-box>
        </draw:frame>
        <draw:frame draw:style-name="gr3" draw:text-style-name="P3" draw:layer="layout" svg:width="3.683cm" svg:height="1.673cm" svg:x="15.748cm" svg:y="7.239cm">
          <draw:text-box>
            <text:p text:style-name="P1">User<text:line-break/>GPIO</text:p>
          </draw:text-box>
        </draw:frame>
        <draw:frame draw:style-name="gr3" draw:text-style-name="P3" draw:layer="layout" svg:width="3.683cm" svg:height="1.673cm" svg:x="10.16cm" svg:y="12.854cm">
          <draw:text-box>
            <text:p text:style-name="P1">USB-C<text:line-break/>Conn.</text:p>
          </draw:text-box>
        </draw:frame>
        <draw:frame draw:style-name="gr4" draw:text-style-name="P2" draw:layer="layout" svg:width="3.683cm" svg:height="1.165cm" svg:x="5.207cm" svg:y="10.541cm">
          <draw:text-box>
            <text:p text:style-name="P1">Power</text:p>
          </draw:text-box>
        </draw:frame>
        <draw:frame draw:style-name="gr4" draw:text-style-name="P2" draw:layer="layout" svg:width="3.683cm" svg:height="1.165cm" svg:x="5.207cm" svg:y="7.493cm">
          <draw:text-box>
            <text:p text:style-name="P1">SPI Flash</text:p>
          </draw:text-box>
        </draw:frame>
        <draw:frame draw:style-name="gr4" draw:text-style-name="P2" draw:layer="layout" svg:width="3.683cm" svg:height="1.165cm" svg:x="5.207cm" svg:y="4.445cm">
          <draw:text-box>
            <text:p text:style-name="P1">Clock</text:p>
          </draw:text-box>
        </draw:frame>
        <draw:frame draw:style-name="gr3" draw:text-style-name="P3" draw:layer="layout" svg:width="3.683cm" svg:height="1.673cm" svg:x="15.749cm" svg:y="10.24cm">
          <draw:text-box>
            <text:p text:style-name="P1">User<text:line-break/>LEDs</text:p>
          </draw:text-box>
        </draw:frame>
        <draw:line draw:style-name="gr5" draw:text-style-name="P1" draw:layer="layout" svg:x1="12.827cm" svg:y1="5.864cm" svg:x2="12.827cm" svg:y2="6.858cm">
          <text:p/>
        </draw:line>
        <draw:line draw:style-name="gr6" draw:text-style-name="P1" draw:layer="layout" svg:x1="11.927cm" svg:y1="5.864cm" svg:x2="11.927cm" svg:y2="6.858cm">
          <text:p/>
        </draw:line>
        <draw:frame draw:style-name="gr7" draw:text-style-name="P4" draw:layer="layout" svg:width="1.62cm" svg:height="0.839cm" svg:x="12.862cm" svg:y="5.996cm">
          <draw:text-box>
            <text:p><text:span text:style-name="T1">RMII</text:span></text:p>
          </draw:text-box>
        </draw:frame>
        <draw:frame draw:style-name="gr7" draw:text-style-name="P4" draw:layer="layout" svg:width="1.882cm" svg:height="0.839cm" svg:x="9.962cm" svg:y="5.997cm">
          <draw:text-box>
            <text:p><text:span text:style-name="T1">MDIO</text:span></text:p>
          </draw:text-box>
        </draw:frame>
        <draw:line draw:style-name="gr6" draw:text-style-name="P1" draw:layer="layout" svg:x1="11.927cm" svg:y1="3.264cm" svg:x2="11.927cm" svg:y2="4.258cm">
          <text:p/>
        </draw:line>
        <draw:line draw:style-name="gr5" draw:text-style-name="P1" draw:layer="layout" svg:x1="13.843cm" svg:y1="4.953cm" svg:x2="15.748cm" svg:y2="4.953cm">
          <text:p/>
        </draw:line>
        <draw:line draw:style-name="gr5" draw:text-style-name="P1" draw:layer="layout" svg:x1="13.844cm" svg:y1="8.053cm" svg:x2="15.749cm" svg:y2="8.053cm">
          <text:p/>
        </draw:line>
        <draw:line draw:style-name="gr5" draw:text-style-name="P1" draw:layer="layout" svg:x1="12.065cm" svg:y1="9.144cm" svg:x2="12.065cm" svg:y2="10.187cm">
          <text:p/>
        </draw:line>
        <draw:frame draw:style-name="gr7" draw:text-style-name="P4" draw:layer="layout" svg:width="1.704cm" svg:height="0.839cm" svg:x="12.1cm" svg:y="9.276cm">
          <draw:text-box>
            <text:p><text:span text:style-name="T1">ULPI</text:span></text:p>
          </draw:text-box>
        </draw:frame>
        <draw:line draw:style-name="gr5" draw:text-style-name="P1" draw:layer="layout" svg:x1="12.065cm" svg:y1="11.845cm" svg:x2="12.065cm" svg:y2="12.888cm">
          <text:p/>
        </draw:line>
        <draw:frame draw:style-name="gr7" draw:text-style-name="P4" draw:layer="layout" svg:width="1.615cm" svg:height="0.839cm" svg:x="12.1cm" svg:y="11.977cm">
          <draw:text-box>
            <text:p><text:span text:style-name="T1">USB</text:span></text:p>
          </draw:text-box>
        </draw:frame>
        <draw:polyline draw:style-name="gr8" draw:text-style-name="P5" draw:layer="layout" svg:width="2.975cm" svg:height="1.463cm" draw:transform="rotate (-0.875806218650755) translate (14.3674355190871cm 8.32574656915208cm)" svg:viewBox="0 0 2976 1464" draw:points="0,683 569,0 2325,1464 2976,683">
          <text:p/>
        </draw:polyline>
        <draw:line draw:style-name="gr8" draw:text-style-name="P5" draw:layer="layout" svg:x1="8.89cm" svg:y1="5.053cm" svg:x2="10.16cm" svg:y2="5.053cm">
          <text:p/>
        </draw:line>
        <draw:line draw:style-name="gr6" draw:text-style-name="P1" draw:layer="layout" svg:x1="8.89cm" svg:y1="8.001cm" svg:x2="10.16cm" svg:y2="8.001cm">
          <text:p text:style-name="P1"/>
        </draw:line>
        <draw:frame draw:style-name="gr7" draw:text-style-name="P4" draw:layer="layout" svg:width="1.353cm" svg:height="0.839cm" svg:x="8.8cm" svg:y="8.277cm">
          <draw:text-box>
            <text:p><text:span text:style-name="T1">SPI</text:span></text:p>
          </draw:text-box>
        </draw:frame>
        <draw:polyline draw:style-name="gr8" draw:text-style-name="P5" draw:layer="layout" svg:width="3.857cm" svg:height="1.095cm" draw:transform="rotate (2.83947616006957) translate (10.4578392496579cm 13.5283339356563cm)" svg:viewBox="0 0 3858 1096" draw:points="0,706 121,1096 3638,0 3858,706">
          <text:p/>
        </draw:poly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ill</meta:initial-creator>
    <meta:creation-date>2024-06-16T23:52:41.458330050</meta:creation-date>
    <dc:date>2024-06-17T00:14:08.305392294</dc:date>
    <dc:creator>Till</dc:creator>
    <meta:editing-duration>PT1M4S</meta:editing-duration>
    <meta:editing-cycles>1</meta:editing-cycles>
    <meta:document-statistic meta:object-count="51"/>
    <meta:generator>LibreOffice/7.3.7.2$Linux_X86_64 LibreOffice_project/30$Build-2</meta:generator>
  </office:meta>
</office:document-meta>
</file>